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663.99pt"/>
    </style:style>
    <style:style style:name="co4" style:family="table-column">
      <style:table-column-properties fo:break-before="auto" style:column-width="431.29pt"/>
    </style:style>
    <style:style style:name="co5" style:family="table-column">
      <style:table-column-properties fo:break-before="auto" style:column-width="79.99pt"/>
    </style:style>
    <style:style style:name="ro1" style:family="table-row">
      <style:table-row-properties style:row-height="38.24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none" fo:background-color="#92d050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66ff66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30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6" office:value-type="string" calcext:value-type="string">
            <text:p>Module de</text:p>
            <text:p>Compétences</text:p>
          </table:table-cell>
          <table:table-cell table:style-name="ce16" office:value-type="string" calcext:value-type="string">
            <text:p>Détails à réaliser</text:p>
          </table:table-cell>
          <table:table-cell table:style-name="ce6" office:value-type="string" calcext:value-type="string">
            <text:p>A réaliser tout le long du stage</text:p>
            <text:p>Infos complémentaires</text:p>
          </table:table-cell>
          <table:table-cell table:style-name="ce32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Maquetter une application</text:p>
          </table:table-cell>
          <table:covered-table-cell table:style-name="ce17"/>
          <table:table-cell table:style-name="ce28" office:value-type="string" calcext:value-type="string">
            <text:p>* Faire des rapports d'avancés par mail régulièrement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Etude CDC</text:p>
          </table:table-cell>
          <table:table-cell table:style-name="ce29" office:value-type="string" calcext:value-type="string">
            <text:p>* Compte rendu de réunion par mail (cadrer le projet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9" office:value-type="string" calcext:value-type="string">
            <text:p>Diagramme use case</text:p>
          </table:table-cell>
          <table:table-cell table:style-name="ce30" office:value-type="string" calcext:value-type="string">
            <text:p>* Découper le projet en petits sprints (Méthode agile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9" office:value-type="string" calcext:value-type="string">
            <text:p>Proposition Balsamiq</text:p>
          </table:table-cell>
          <table:table-cell table:style-name="ce29" office:value-type="string" calcext:value-type="string">
            <text:p>* Revoir le planning au besoin et prise de décisions en adéquation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Diagramme état Transitions</text:p>
          </table:table-cell>
          <table:table-cell table:style-name="ce29" office:value-type="string" calcext:value-type="string">
            <text:p>* Documenter au fur et à mesure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Proposition graphique finale</text:p>
          </table:table-cell>
          <table:table-cell table:style-name="ce30" office:value-type="string" calcext:value-type="string">
            <text:p>faire des test unitaires en java script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Réponse technique au CDC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20" office:value-type="string" calcext:value-type="string">
            <text:p>Diagramme de GANTT / planning de développement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9" office:value-type="string" calcext:value-type="string">
            <text:p>Mettre en place le versionning du projet</text:p>
          </table:table-cell>
          <table:table-cell table:style-name="ce29" office:value-type="string" calcext:value-type="string">
            <text:p>* Utiliser GIT ou SVN. Sinon créer répertoire REP_1-0, REP_1-1, …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21"/>
          <table:table-cell table:style-name="ce29"/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Intégration HTML5 / CSS3 (Responsive) / Jquery</text:p>
          </table:table-cell>
          <table:covered-table-cell table:style-name="ce22"/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20" office:value-type="string" calcext:value-type="string">
            <text:p>Documenter son code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9" office:value-type="string" calcext:value-type="string">
            <text:p>Découper en élements de page (header, menu, footer, section principale …)</text:p>
          </table:table-cell>
          <table:table-cell table:style-name="ce29" office:value-type="string" calcext:value-type="string">
            <text:p>* Rappel sur le SSI (Server Side Include) ou en PHP Include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9" office:value-type="string" calcext:value-type="string">
            <text:p>Créer une CSS globale (body, header, section, police, format des boutons, menus, etc …)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Créer des CSS supplémentaires dédiés au contexte particulier de la page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9" office:value-type="string" calcext:value-type="string">
            <text:p>Coder les fonctions JavaScript avec Jquery plutôt que JavaScript sans Jquery</text:p>
          </table:table-cell>
          <table:table-cell table:style-name="ce29" office:value-type="string" calcext:value-type="string">
            <text:p>* Eviter au maximum d'avoir des appels externes (type Jquery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Encapsuler les fonctions JavaScript ma_function() dans une fonction principale nom_main_function</text:p>
          </table:table-cell>
          <table:table-cell table:style-name="ce29" office:value-type="string" calcext:value-type="string">
            <text:p><text:s text:c="13"/>Priviligier de télécharger Jquery et d'avoir un appel local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table:formula="of:=&quot;           =&gt; et appeler ses fonctions nom_main_function.ma_function()&quot;" office:value-type="string" office:string-value="           =&gt; et appeler ses fonctions nom_main_function.ma_function()" calcext:value-type="string">
            <text:p><text:s text:c="11"/>=&gt; et appeler ses fonctions nom_main_function.ma_function()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21"/>
          <table:table-cell table:style-name="ce29"/>
          <table:table-cell table:number-columns-repeated="1020"/>
        </table:table-row>
        <table:table-row table:style-name="ro2">
          <table:table-cell table:style-name="ce3"/>
          <table:table-cell table:style-name="ce10" office:value-type="string" calcext:value-type="string" table:number-columns-spanned="2" table:number-rows-spanned="1">
            <text:p>Conception Base de données</text:p>
          </table:table-cell>
          <table:covered-table-cell table:style-name="ce22"/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Recherche brute de données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Identification entités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Règles de gestion métier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Dictionnaire de données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Dépendances fonctionnelles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MCD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MPD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21"/>
          <table:table-cell table:style-name="ce29"/>
          <table:table-cell table:number-columns-repeated="1020"/>
        </table:table-row>
        <table:table-row table:style-name="ro2">
          <table:table-cell table:style-name="ce3"/>
          <table:table-cell table:style-name="ce10" office:value-type="string" calcext:value-type="string" table:number-columns-spanned="2" table:number-rows-spanned="1">
            <text:p>Installer une base de données</text:p>
          </table:table-cell>
          <table:covered-table-cell table:style-name="ce22"/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Générer le script SQL de création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Vérifier et modifier le script SQL (déplacer les champs et enlever les not null inutiles)</text:p>
          </table:table-cell>
          <table:table-cell table:style-name="ce29"/>
          <table:table-cell table:number-columns-repeated="1020"/>
        </table:table-row>
        <table:table-row table:style-name="ro4">
          <table:table-cell table:style-name="ce3"/>
          <table:table-cell table:style-name="ce8"/>
          <table:table-cell table:style-name="ce23" office:value-type="string" calcext:value-type="string">
            <text:p>Se connecter au serveur avec PHPmyAdmin</text:p>
          </table:table-cell>
          <table:table-cell table:style-name="ce29" office:value-type="string" calcext:value-type="string">
            <text:p>* Installer PHPMyAdmin si non installé (ou demander l'installation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Créer le nom de la base et son utilisateur de connexion (ainsi que son mot de passe)</text:p>
          </table:table-cell>
          <table:table-cell table:style-name="ce29" office:value-type="string" calcext:value-type="string">
            <text:p>* sinon se connecter en SSH et faire en ligne de commande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Sélectionner la base et appliquer le script SQL de création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21"/>
          <table:table-cell table:style-name="ce29"/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Programmation en PHP, JAVA SCRIPT (serveur )</text:p>
          </table:table-cell>
          <table:covered-table-cell table:style-name="ce22"/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Idéalement en Objet (sauf si procédurale imposé par l'entreprise)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Obligatoirement en MVC (requêtes SQL, fichiers HTML, fichier de conf.ini : tous à part du code PHP)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21"/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11" office:value-type="string" calcext:value-type="string" table:number-columns-spanned="2" table:number-rows-spanned="1">
            <text:p>Développer des composants d'accès aux données</text:p>
          </table:table-cell>
          <table:covered-table-cell table:style-name="ce24"/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9" office:value-type="string" calcext:value-type="string">
            <text:p>Ecrire des requêtes SQL</text:p>
          </table:table-cell>
          <table:table-cell table:style-name="ce29" office:value-type="string" calcext:value-type="string">
            <text:p>* Pour le jury : savoir faire insert, update, delete via des Ids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21"/>
          <table:table-cell table:style-name="ce29" office:value-type="string" calcext:value-type="string">
            <text:p>* Et savoir faire select avec jointure (et un SUM et un GROUP BY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11" office:value-type="string" calcext:value-type="string" table:number-columns-spanned="2" table:number-rows-spanned="1">
            <text:p>Programmation en PHP</text:p>
          </table:table-cell>
          <table:covered-table-cell table:style-name="ce24"/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Penser à protéger du SQL Injection</text:p>
          </table:table-cell>
          <table:table-cell table:style-name="ce29" office:value-type="string" calcext:value-type="string">
            <text:p>* utilisation de mysqli_real_escape_string() ou méthode 'maison'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Ne pas stocker les mots de passe en clair, ni renvoyer le mot de passe</text:p>
          </table:table-cell>
          <table:table-cell table:style-name="ce29" office:value-type="string" calcext:value-type="string">
            <text:p>* Crypter engistrement mot de passe 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Documenter son code</text:p>
          </table:table-cell>
          <table:table-cell table:style-name="ce29" office:value-type="string" calcext:value-type="string">
            <text:p>* et procédure réinitialisation du mot de passe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Tests unitaires avec le TUTO et l'IDE Eclipse</text:p>
          </table:table-cell>
          <table:table-cell table:style-name="ce29" office:value-type="string" calcext:value-type="string">
            <text:p>* Bien prendre le lien dans les cours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Débugs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Priviligier l'utilisation du fichier .htaccess et le mode url_rewriting que des appels php?id=12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21"/>
          <table:table-cell table:style-name="ce29"/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 table:number-columns-spanned="2" table:number-rows-spanned="1">
            <text:p>Mise en production</text:p>
          </table:table-cell>
          <table:covered-table-cell table:style-name="ce12"/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13"/>
          <table:table-cell table:style-name="ce25" office:value-type="string" calcext:value-type="string">
            <text:p>Présentation aux utilisateurs finaux</text:p>
          </table:table-cell>
          <table:table-cell table:style-name="ce29" office:value-type="string" calcext:value-type="string">
            <text:p>* Faire un tableur des fonctionnalités avec une colonne satisfaction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Tests de la part des utilisateurs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Rédaction documentation pour les utilisateurs finaux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Rédaction documentation technique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Déployer la solution développée sur un serveur en production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Rédaction de la procédure d'installation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3"/>
          <table:table-cell table:style-name="ce8"/>
          <table:table-cell table:style-name="ce18"/>
          <table:table-cell table:style-name="ce29"/>
          <table:table-cell table:number-columns-repeated="1020"/>
        </table:table-row>
        <table:table-row table:style-name="ro2">
          <table:table-cell table:style-name="ce3"/>
          <table:table-cell table:style-name="ce10" office:value-type="string" calcext:value-type="string" table:number-columns-spanned="2" table:number-rows-spanned="1">
            <text:p>Extras</text:p>
          </table:table-cell>
          <table:covered-table-cell table:style-name="ce22"/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Faire archive / sauvegarde de tous les fichiers du projet (PHP, HTML, CSS, JS, BDD, Schémas, Docs …)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Mise en place de sauvegarde régulière de la base de données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8" office:value-type="string" calcext:value-type="string">
            <text:p>Mise en place d'outils de monitoring (espace disque serveur, ressources serveur, état Apache, MySQL …)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3"/>
          <table:table-cell table:style-name="ce9"/>
          <table:table-cell table:style-name="ce21"/>
          <table:table-cell table:style-name="ce29"/>
          <table:table-cell table:number-columns-repeated="102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 table:number-columns-spanned="2" table:number-rows-spanned="1">
            <text:p>Développer une application mobile simple</text:p>
          </table:table-cell>
          <table:covered-table-cell table:style-name="ce22"/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14"/>
          <table:table-cell table:style-name="ce26" office:value-type="string" calcext:value-type="string">
            <text:p>Application WEB en responsive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14"/>
          <table:table-cell table:style-name="ce26" office:value-type="string" calcext:value-type="string">
            <text:p>Ajout de l'application sur le bureau du mobile (avec icône adapté)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14"/>
          <table:table-cell table:style-name="ce26" office:value-type="string" calcext:value-type="string">
            <text:p>Présentation des technos et langage utilisées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14"/>
          <table:table-cell table:style-name="ce26" office:value-type="string" calcext:value-type="string">
            <text:p>Explication éléments graphiques et relations avec le code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14"/>
          <table:table-cell table:style-name="ce26" office:value-type="string" calcext:value-type="string">
            <text:p>Explication du code écrit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14"/>
          <table:table-cell table:style-name="ce26" office:value-type="string" calcext:value-type="string">
            <text:p>Documenter son code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14"/>
          <table:table-cell table:style-name="ce26" office:value-type="string" calcext:value-type="string">
            <text:p>Explication ajout icône de l'application</text:p>
          </table:table-cell>
          <table:table-cell table:style-name="ce29"/>
          <table:table-cell table:number-columns-repeated="1020"/>
        </table:table-row>
        <table:table-row table:style-name="ro3">
          <table:table-cell table:style-name="ce3"/>
          <table:table-cell table:style-name="ce14"/>
          <table:table-cell table:style-name="ce26" office:value-type="string" calcext:value-type="string">
            <text:p>Installer l'application sur un téléphone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/>
          <table:table-cell table:style-name="ce15"/>
          <table:table-cell table:style-name="ce27"/>
          <table:table-cell table:style-name="ce31"/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2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25.51pt" fo:margin-bottom="25.51pt" fo:margin-left="22.71pt" fo:margin-right="22.71pt" style:print-page-order="ttb" style:first-page-number="continue" loext:scale-to-X="1" loext:scale-to-Y="3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Jacques Pagan</meta:initial-creator>
    <meta:print-date>2016-09-11T10:55:15</meta:print-date>
    <meta:creation-date>2016-09-11T07:47:05</meta:creation-date>
    <dc:date>2017-01-11T16:53:23.127795046</dc:date>
    <meta:generator>LibreOffice/5.1.4.2$Linux_X86_64 LibreOffice_project/10m0$Build-2</meta:generator>
    <meta:editing-duration>PT14M19S</meta:editing-duration>
    <meta:editing-cycles>1</meta:editing-cycles>
    <meta:document-statistic meta:table-count="3" meta:cell-count="9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